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22064" officeooo:paragraph-rsid="0022206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63415" officeooo:paragraph-rsid="0016341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22064" officeooo:paragraph-rsid="0022206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9933e" officeooo:paragraph-rsid="0029933e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c75ae" officeooo:paragraph-rsid="002c75a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82e4f" officeooo:paragraph-rsid="00182e4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9b5e" officeooo:paragraph-rsid="00199b5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b4861" officeooo:paragraph-rsid="001b486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09a47" officeooo:paragraph-rsid="00209a4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09a47" officeooo:paragraph-rsid="0027ee9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22064" officeooo:paragraph-rsid="0022206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a9fe4" officeooo:paragraph-rsid="002a9fe4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2ac18b" officeooo:paragraph-rsid="002ac18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ac18b" officeooo:paragraph-rsid="002ac18b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3885f2" officeooo:paragraph-rsid="003885f2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3ba090" officeooo:paragraph-rsid="003ba090" style:font-weight-asian="normal" style:font-weight-complex="normal"/>
    </style:style>
    <style:style style:name="P17" style:family="paragraph" style:parent-style-name="Standard" style:list-style-name="L2">
      <style:text-properties style:text-underline-style="none" fo:font-weight="normal" officeooo:rsid="00410ac6" officeooo:paragraph-rsid="00410ac6" style:font-weight-asian="normal" style:font-weight-complex="normal"/>
    </style:style>
    <style:style style:name="P18" style:family="paragraph" style:parent-style-name="Standard" style:list-style-name="L1">
      <style:text-properties officeooo:paragraph-rsid="0029933e"/>
    </style:style>
    <style:style style:name="P19" style:family="paragraph" style:parent-style-name="Standard" style:list-style-name="L1">
      <style:text-properties officeooo:rsid="002f183e" officeooo:paragraph-rsid="002f183e"/>
    </style:style>
    <style:style style:name="P20" style:family="paragraph" style:parent-style-name="Standard" style:list-style-name="L1">
      <style:text-properties officeooo:rsid="0031ed95" officeooo:paragraph-rsid="0031ed95"/>
    </style:style>
    <style:style style:name="T1" style:family="text">
      <style:text-properties style:text-underline-style="solid" style:text-underline-width="auto" style:text-underline-color="font-color" fo:font-weight="bold" officeooo:rsid="00163415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9933e" style:font-weight-asian="normal" style:font-weight-complex="normal"/>
    </style:style>
    <style:style style:name="T4" style:family="text">
      <style:text-properties style:text-underline-style="none" fo:font-weight="normal" officeooo:rsid="002a9fe4" style:font-weight-asian="normal" style:font-weight-complex="normal"/>
    </style:style>
    <style:style style:name="T5" style:family="text">
      <style:text-properties style:text-underline-style="none" fo:font-weight="normal" officeooo:rsid="0031627e" style:font-weight-asian="normal" style:font-weight-complex="normal"/>
    </style:style>
    <style:style style:name="T6" style:family="text">
      <style:text-properties style:text-underline-style="none" fo:font-weight="normal" officeooo:rsid="00316d16" style:font-weight-asian="normal" style:font-weight-complex="normal"/>
    </style:style>
    <style:style style:name="T7" style:family="text">
      <style:text-properties style:text-underline-style="none" fo:font-weight="normal" officeooo:rsid="003885f2" style:font-weight-asian="normal" style:font-weight-complex="normal"/>
    </style:style>
    <style:style style:name="T8" style:family="text">
      <style:text-properties officeooo:rsid="0022ef1b"/>
    </style:style>
    <style:style style:name="T9" style:family="text">
      <style:text-properties officeooo:rsid="00264b45"/>
    </style:style>
    <style:style style:name="T10" style:family="text">
      <style:text-properties officeooo:rsid="002b42fc"/>
    </style:style>
    <style:style style:name="T11" style:family="text">
      <style:text-properties officeooo:rsid="002c59b9"/>
    </style:style>
    <style:style style:name="T12" style:family="text">
      <style:text-properties officeooo:rsid="002d6536"/>
    </style:style>
    <style:style style:name="T13" style:family="text">
      <style:text-properties officeooo:rsid="00336008"/>
    </style:style>
    <style:style style:name="T14" style:family="text">
      <style:text-properties officeooo:rsid="00346188"/>
    </style:style>
    <style:style style:name="T15" style:family="text">
      <style:text-properties officeooo:rsid="0035dcae"/>
    </style:style>
    <style:style style:name="T16" style:family="text">
      <style:text-properties officeooo:rsid="00372f22"/>
    </style:style>
    <style:style style:name="T17" style:family="text">
      <style:text-properties officeooo:rsid="0037ecc2"/>
    </style:style>
    <style:style style:name="T18" style:family="text">
      <style:text-properties officeooo:rsid="0038323d"/>
    </style:style>
    <style:style style:name="T19" style:family="text">
      <style:text-properties officeooo:rsid="00390e97"/>
    </style:style>
    <style:style style:name="T20" style:family="text">
      <style:text-properties officeooo:rsid="003a6702"/>
    </style:style>
    <style:style style:name="T21" style:family="text">
      <style:text-properties officeooo:rsid="003ba090"/>
    </style:style>
    <style:style style:name="T22" style:family="text">
      <style:text-properties officeooo:rsid="003d7d05"/>
    </style:style>
    <style:style style:name="T23" style:family="text">
      <style:text-properties officeooo:rsid="003d7f0f"/>
    </style:style>
    <style:style style:name="T24" style:family="text">
      <style:text-properties officeooo:rsid="003edb27"/>
    </style:style>
    <style:style style:name="T25" style:family="text">
      <style:text-properties officeooo:rsid="004077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DOER – </text:span>Flocking</text:p>
      <text:p text:style-name="P3"/>
      <text:p text:style-name="P11">Student: Alex Coli, <text:s/><text:span text:style-name="T11">MatNo 200002880</text:span></text:p>
      <text:p text:style-name="P11">Supervisor: Simon Dobson</text:p>
      <text:p text:style-name="P2"/>
      <text:p text:style-name="P2">Description</text:p>
      <text:p text:style-name="P2"/>
      <text:p text:style-name="P9">Many animals display synchronised behaviour where large swarms will work together to achieve some goal. Examples include bird flocks <text:span text:style-name="T13">and </text:span>fish shoals, fireflies blinking in sync, <text:span text:style-name="T13">ants forming roads </text:span><text:span text:style-name="T14">etc</text:span>.</text:p>
      <text:p text:style-name="P9"/>
      <text:p text:style-name="P9">How they achieve this without a unifying leader using only relatively simple instructions at the individual level is of great interest for multiple purposes, such as <text:span text:style-name="T12">ecology as well as</text:span> synchronising and automating drone <text:span text:style-name="T15">swarms</text:span>. <text:span text:style-name="T24">For space missions for example singular independent crafts are vulnerable to random failures and strikes from micrometeorites incentivising the use of a swarm of crafts that can work together.</text:span></text:p>
      <text:p text:style-name="P9"/>
      <text:p text:style-name="P10">This project will revolve around simulating <text:span text:style-name="T8">this behaviour using epydemic, a Python library </text:span><text:span text:style-name="T9">and collecting data based on this simulation. </text:span><text:span text:style-name="T17">Added</text:span><text:span text:style-name="T16"> complexity </text:span><text:span text:style-name="T17">such as predator </text:span><text:span text:style-name="T18">attacks</text:span><text:span text:style-name="T17"> </text:span><text:span text:style-name="T16">can then be added to this simulation.</text:span></text:p>
      <text:p text:style-name="P10"/>
      <text:p text:style-name="P12">There are also limitations in real life to consider when simulating such as drones being unable to fly vertically above or below each other due to downdraft.</text:p>
      <text:p text:style-name="P10"><text:span text:style-name="T1"/></text:p>
      <text:p text:style-name="P10"><text:span text:style-name="T1">Objectives</text:span></text:p>
      <text:p text:style-name="P10"><text:span text:style-name="T1"/></text:p>
      <text:p text:style-name="P4">Primary Objectives:</text:p>
      <text:p text:style-name="P4"/>
      <text:list xml:id="list669766275" text:style-name="L1">
        <text:list-item>
          <text:p text:style-name="P18"><text:span text:style-name="T3">Creating a simulator for flocking behaviour with a range of settings to allow </text:span><text:span text:style-name="T5">programming individuals </text:span><text:span text:style-name="T6">and extracting results from the simulation, </text:span><text:span text:style-name="T7">starting with a simple 3D space such as birds or fish</text:span><text:span text:style-name="T4">.</text:span></text:p>
        </text:list-item>
        <text:list-item>
          <text:p text:style-name="P19"><text:span text:style-name="T4">V</text:span><text:span text:style-name="T2">isualising the swarm.</text:span></text:p>
        </text:list-item>
        <text:list-item>
          <text:p text:style-name="P20"><text:span text:style-name="T2">Simulate disruptions to the swarm, such as predator attacks.</text:span></text:p>
        </text:list-item>
        <text:list-item>
          <text:p text:style-name="P13">Simulate potential physical limitations such as downdraft, limited field of view, inability to occupy the same space <text:span text:style-name="T10">etc.</text:span></text:p>
        </text:list-item>
      </text:list>
      <text:p text:style-name="P14"/>
      <text:p text:style-name="P5">Secondary Objectives:</text:p>
      <text:p text:style-name="P5"/>
      <text:list xml:id="list1123832983" text:style-name="L2">
        <text:list-item>
          <text:p text:style-name="P15"><text:span text:style-name="T21">S</text:span>imulat<text:span text:style-name="T21">e</text:span> swarms on land with more limited directions <text:span text:style-name="T19">to move </text:span><text:span text:style-name="T20">and which would require a more complex simulation </text:span><text:span text:style-name="T22">including terrain</text:span><text:span text:style-name="T20">.</text:span></text:p>
        </text:list-item>
        <text:list-item>
          <text:p text:style-name="P16">Simulate <text:span text:style-name="T23">an automated drone swarm that must maintain cohesion whilst carrying out </text:span><text:span text:style-name="T25">some task.</text:span></text:p>
        </text:list-item>
        <text:list-item>
          <text:p text:style-name="P17">Simulate further interactions.</text:p>
        </text:list-item>
      </text:list>
      <text:p text:style-name="P2"/>
      <text:p text:style-name="P2">Ethics</text:p>
      <text:p text:style-name="P2"/>
      <text:p text:style-name="P6">No ethical issues, the self-assessment form has been completed.</text:p>
      <text:p text:style-name="P6"><text:span text:style-name="T1"/></text:p>
      <text:p text:style-name="P6"><text:span text:style-name="T1">Resources</text:span></text:p>
      <text:p text:style-name="P6"><text:span text:style-name="T1"/></text:p>
      <text:p text:style-name="P7"><text:soft-page-break/>No resources beyond standard lab computers.</text:p>
      <text:p text:style-name="P7"><text:span text:style-name="T1"/></text:p>
      <text:p text:style-name="P7"><text:span text:style-name="T1">Risks</text:span></text:p>
      <text:p text:style-name="P7"><text:span text:style-name="T1"/></text:p>
      <text:p text:style-name="P8">No particular risk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2064" officeooo:paragraph-rsid="002220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5199<text:tab/><text:tab/>29/09/20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8:02:36.522000000</meta:creation-date>
    <dc:date>2024-09-30T12:03:28.879000000</dc:date>
    <meta:editing-duration>P2DT18H29S</meta:editing-duration>
    <meta:editing-cycles>45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5" meta:word-count="299" meta:character-count="1956" meta:non-whitespace-character-count="1686"/>
  </office:meta>
</office:document-meta>
</file>